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>
    <style:style style:name="ce1" style:family="table-cell">
      <style:text-properties fo:font-weight="bold"/>
    </style:style>
    <style:style style:name="ce2" style:family="table-cell">
      <style:text-properties fo:font-style="italic"/>
    </style:style>
    <style:style style:name="ce3" style:family="table-cell">
      <style:text-properties style:text-underline-style="solid"/>
    </style:style>
    <style:style style:name="ce4" style:family="table-cell">
      <style:text-properties fo:font-weight="bold" fo:font-style="italic"/>
    </style:style>
    <style:style style:name="ce5" style:family="table-cell">
      <style:table-cell-properties fo:background-color="#FF0000"/>
    </style:style>
    <style:style style:name="ce6" style:family="table-cell">
      <style:table-cell-properties fo:background-color="#00FF00"/>
    </style:style>
    <style:style style:name="ce7" style:family="table-cell">
      <style:table-cell-properties fo:border="0.06pt solid #000000"/>
    </style:style>
    <style:style style:name="ce8" style:family="table-cell">
      <style:table-cell-properties/>
      <style:paragraph-properties fo:text-align="center"/>
    </style:style>
    <style:style style:name="ce9" style:family="table-cell">
      <style:table-cell-properties/>
      <style:paragraph-properties fo:text-align="end"/>
    </style:style>
    <style:style style:name="ce10" style:family="table-cell">
      <style:table-cell-properties fo:wrap-option="wrap"/>
      <style:paragraph-properties/>
    </style:style>
    <style:style style:name="ce11" style:family="table-cell">
      <style:text-properties fo:font-size="14pt"/>
    </style:style>
    <style:style style:name="ce12" style:family="table-cell">
      <style:text-properties fo:color="#0000FF"/>
    </style:style>
    <style:style style:name="ce13" style:family="table-cell">
      <style:text-properties style:text-line-through-style="solid"/>
    </style:style>
    <style:style style:name="ce14" style:family="table-cell">
      <style:table-cell-properties fo:background-color="#333333" fo:border="1pt solid #FF0000" style:vertical-align="middle"/>
      <style:text-properties fo:font-weight="bold" fo:color="#FFFFFF"/>
      <style:paragraph-properties fo:text-align="center"/>
    </style:style>
    <style:style style:name="ce15" style:family="table-cell">
      <style:table-cell-properties style:vertical-align="bottom"/>
      <style:paragraph-properties/>
    </style:style>
  </office:automatic-styles>
  <office:body>
    <office:spreadsheet>
      <table:table table:name="Sheet1">
        <table:table-column/>
        <table:table-column/>
        <table:table-row>
          <table:table-cell office:value-type="string" office:string-value="Style">
            <text:p>Style</text:p>
          </table:table-cell>
          <table:table-cell office:value-type="string" office:string-value="Sample">
            <text:p>Sample</text:p>
          </table:table-cell>
        </table:table-row>
        <table:table-row>
          <table:table-cell office:value-type="string" office:string-value="Bold">
            <text:p>Bold</text:p>
          </table:table-cell>
          <table:table-cell office:value-type="string" office:string-value="Bold value" table:style-name="ce1">
            <text:p>Bold value</text:p>
          </table:table-cell>
        </table:table-row>
        <table:table-row>
          <table:table-cell office:value-type="string" office:string-value="Italic">
            <text:p>Italic</text:p>
          </table:table-cell>
          <table:table-cell office:value-type="string" office:string-value="Italic value" table:style-name="ce2">
            <text:p>Italic value</text:p>
          </table:table-cell>
        </table:table-row>
        <table:table-row>
          <table:table-cell office:value-type="string" office:string-value="Underline">
            <text:p>Underline</text:p>
          </table:table-cell>
          <table:table-cell office:value-type="string" office:string-value="Underline value" table:style-name="ce3">
            <text:p>Underline value</text:p>
          </table:table-cell>
        </table:table-row>
        <table:table-row>
          <table:table-cell office:value-type="string" office:string-value="Bold+Italic">
            <text:p>Bold+Italic</text:p>
          </table:table-cell>
          <table:table-cell office:value-type="string" office:string-value="Bold+Italic value" table:style-name="ce4">
            <text:p>Bold+Italic value</text:p>
          </table:table-cell>
        </table:table-row>
        <table:table-row>
          <table:table-cell office:value-type="string" office:string-value="Fill Red">
            <text:p>Fill Red</text:p>
          </table:table-cell>
          <table:table-cell office:value-type="string" office:string-value="Fill Red value" table:style-name="ce5">
            <text:p>Fill Red value</text:p>
          </table:table-cell>
        </table:table-row>
        <table:table-row>
          <table:table-cell office:value-type="string" office:string-value="Fill Green">
            <text:p>Fill Green</text:p>
          </table:table-cell>
          <table:table-cell office:value-type="string" office:string-value="Fill Green value" table:style-name="ce6">
            <text:p>Fill Green value</text:p>
          </table:table-cell>
        </table:table-row>
        <table:table-row>
          <table:table-cell office:value-type="string" office:string-value="Border Solid">
            <text:p>Border Solid</text:p>
          </table:table-cell>
          <table:table-cell office:value-type="string" office:string-value="Border Solid value" table:style-name="ce7">
            <text:p>Border Solid value</text:p>
          </table:table-cell>
        </table:table-row>
        <table:table-row>
          <table:table-cell office:value-type="string" office:string-value="Align Center">
            <text:p>Align Center</text:p>
          </table:table-cell>
          <table:table-cell office:value-type="string" office:string-value="Align Center value" table:style-name="ce8">
            <text:p>Align Center value</text:p>
          </table:table-cell>
        </table:table-row>
        <table:table-row>
          <table:table-cell office:value-type="string" office:string-value="Align Right">
            <text:p>Align Right</text:p>
          </table:table-cell>
          <table:table-cell office:value-type="string" office:string-value="Align Right value" table:style-name="ce9">
            <text:p>Align Right value</text:p>
          </table:table-cell>
        </table:table-row>
        <table:table-row>
          <table:table-cell office:value-type="string" office:string-value="Wrap Text">
            <text:p>Wrap Text</text:p>
          </table:table-cell>
          <table:table-cell office:value-type="string" office:string-value="Wrap Text value" table:style-name="ce10">
            <text:p>Wrap Text value</text:p>
          </table:table-cell>
        </table:table-row>
        <table:table-row>
          <table:table-cell office:value-type="string" office:string-value="Font Size 14">
            <text:p>Font Size 14</text:p>
          </table:table-cell>
          <table:table-cell office:value-type="string" office:string-value="Font Size 14 value" table:style-name="ce11">
            <text:p>Font Size 14 value</text:p>
          </table:table-cell>
        </table:table-row>
        <table:table-row>
          <table:table-cell office:value-type="string" office:string-value="Font Blue">
            <text:p>Font Blue</text:p>
          </table:table-cell>
          <table:table-cell office:value-type="string" office:string-value="Font Blue value" table:style-name="ce12">
            <text:p>Font Blue value</text:p>
          </table:table-cell>
        </table:table-row>
        <table:table-row>
          <table:table-cell office:value-type="string" office:string-value="Strikethrough">
            <text:p>Strikethrough</text:p>
          </table:table-cell>
          <table:table-cell office:value-type="string" office:string-value="Strikethrough value" table:style-name="ce13">
            <text:p>Strikethrough value</text:p>
          </table:table-cell>
        </table:table-row>
        <table:table-row>
          <table:table-cell office:value-type="string" office:string-value="Combo Style">
            <text:p>Combo Style</text:p>
          </table:table-cell>
          <table:table-cell office:value-type="string" office:string-value="Combo Style value" table:style-name="ce14">
            <text:p>Combo Style value</text:p>
          </table:table-cell>
        </table:table-row>
        <table:table-row>
          <table:table-cell office:value-type="string" office:string-value="Vertical Bottom">
            <text:p>Vertical Bottom</text:p>
          </table:table-cell>
          <table:table-cell office:value-type="string" office:string-value="Vertical Bottom value" table:style-name="ce15">
            <text:p>Vertical Bottom val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office:version="1.2">
  <office:styles>
    <style:default-style style:family="table-cell">
      <style:paragraph-properties fo:text-align="start"/>
      <style:text-properties style:font-name="Arial" fo:font-size="10pt"/>
    </style:default-style>
  </office:styles>
  <office:automatic-styles/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goods</meta:generator>
    <meta:creation-date>2026-03-14T14:29:42</meta:creation-date>
    <dc:date>2026-03-14T14:29:42</dc:date>
  </office:meta>
</office:document-meta>
</file>